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B dan 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</text:p>
          </table:table-cell>
        </table:table-row>
      </table:table>
      <table:table table:name="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</text:p>
          </table:table-cell>
        </table:table-row>
      </table:table>
      <table:table table:name="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, B, dan 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 dan 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A dan C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C</text:p>
          </table:table-cell>
        </table:table-row>
      </table:table>
      <table:table table:name="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B</text:p>
          </table:table-cell>
        </table:table-row>
      </table:table>
      <table:table table:name="Sheet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</text:p>
          </table:table-cell>
        </table:table-row>
      </table:table>
      <table:table table:name="Sheet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</table:table-row>
      </table:table>
      <table:table table:name="Sheet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</table:table-row>
      </table:table>
      <table:table table:name="Sheet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, C, D</text:p>
          </table:table-cell>
        </table:table-row>
      </table:table>
      <table:table table:name="Sheet9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B</text:p>
          </table:table-cell>
        </table:table-row>
      </table:table>
      <table:table table:name="Sheet1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, B, C, 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df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B, D, F, 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</text:p>
          </table:table-cell>
        </table:table-row>
      </table:table>
      <table:table table:name="Sheet1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</text:p>
          </table:table-cell>
        </table:table-row>
      </table:table>
      <table:table table:name="Sheet13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table:style-name="ce2" office:value-type="string" calcext:value-type="string">
            <text:p>abcdefgh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, D, H, dan 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</text:p>
          </table:table-cell>
        </table:table-row>
      </table:table>
      <table:table table:name="Sheet1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B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table:style-name="ce2"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</text:p>
          </table:table-cell>
        </table:table-row>
      </table:table>
      <table:table table:name="Sheet1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 dan E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07:08:24.961978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5T12:45:38.070740256</meta:creation-date>
    <dc:date>2021-06-08T14:01:53.573844342</dc:date>
    <meta:editing-duration>PT7H25M19S</meta:editing-duration>
    <meta:editing-cycles>6</meta:editing-cycles>
    <meta:generator>LibreOffice/6.0.7.3$Linux_X86_64 LibreOffice_project/00m0$Build-3</meta:generator>
    <meta:document-statistic meta:table-count="16" meta:cell-count="567" meta:object-count="0"/>
  </office:meta>
</office:document-meta>
</file>